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oretic Sans" svg:font-family="'Aporetic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ublic Sans" svg:font-family="'Public Sans'" style:font-family-generic="swiss" style:font-pitch="variable"/>
    <style:font-face style:name="Unifont" svg:font-family="Unifont" style:font-family-generic="system" style:font-pitch="variable"/>
  </office:font-face-decls>
  <office:automatic-styles>
    <style:style style:name="Constraintsandstuf" style:family="table">
      <style:table-properties style:width="6.925in" table:align="margins"/>
    </style:style>
    <style:style style:name="Constraintsandstuf.A" style:family="table-column">
      <style:table-column-properties style:column-width="3.4625in" style:rel-column-width="32767*"/>
    </style:style>
    <style:style style:name="Constraintsandstuf.B" style:family="table-column">
      <style:table-column-properties style:column-width="3.4625in" style:rel-column-width="32768*"/>
    </style:style>
    <style:style style:name="Constraintsandstuf.A1" style:family="table-cell">
      <style:table-cell-properties style:writing-mode="page"/>
    </style:style>
    <style:style style:name="Constraintsandstuf.2" style:family="table-row">
      <style:table-row-properties style:min-row-height="1.9375in"/>
    </style:style>
    <style:style style:name="P1" style:family="paragraph" style:parent-style-name="Standard" style:master-page-name="">
      <loext:graphic-properties draw:fill="none"/>
      <style:paragraph-properties fo:margin-left="0in" fo:margin-right="0in" fo:line-height="115%" fo:text-align="center" style:justify-single-word="false" fo:text-indent="0in" style:auto-text-indent="false" style:page-number="auto" fo:background-color="transparent"/>
      <style:text-properties style:font-name="Aporetic Sans" fo:font-size="18pt" fo:font-weight="bold" officeooo:paragraph-rsid="001c8317" style:font-size-asian="18pt" style:font-weight-asian="bold" style:font-size-complex="18pt" style:font-weight-complex="bold"/>
    </style:style>
    <style:style style:name="P2" style:family="paragraph" style:parent-style-name="Standard" style:list-style-name="L1">
      <style:paragraph-properties fo:margin-left="0in" fo:margin-right="0in" fo:text-indent="0in" style:auto-text-indent="false"/>
      <style:text-properties style:font-name="Public Sans" fo:font-size="14pt" fo:font-weight="bold" officeooo:paragraph-rsid="001c8317" style:font-size-asian="14pt" style:font-weight-asian="bold" style:font-size-complex="14pt" style:font-weight-complex="bold"/>
    </style:style>
    <style:style style:name="P3" style:family="paragraph" style:parent-style-name="Standard" style:list-style-name="L1">
      <style:paragraph-properties fo:margin-left="0in" fo:margin-right="0in" fo:line-height="115%" fo:text-indent="0in" style:auto-text-indent="false"/>
      <style:text-properties style:font-name="Public Sans" fo:font-size="12pt" fo:font-weight="normal" officeooo:rsid="00279ed8" officeooo:paragraph-rsid="00279ed8" style:font-size-asian="12pt" style:font-weight-asian="normal" style:font-size-complex="12pt" style:font-weight-complex="normal"/>
    </style:style>
    <style:style style:name="P4" style:family="paragraph" style:parent-style-name="Standard" style:list-style-name="L1">
      <style:paragraph-properties fo:margin-left="0in" fo:margin-right="0in" fo:text-indent="0in" style:auto-text-indent="false"/>
      <style:text-properties style:font-name="Public Sans" fo:font-size="14pt" fo:font-weight="bold" officeooo:rsid="001bf363" officeooo:paragraph-rsid="001c8317" style:font-size-asian="14pt" style:font-weight-asian="bold" style:font-size-complex="14pt" style:font-weight-complex="bold"/>
    </style:style>
    <style:style style:name="P5" style:family="paragraph" style:parent-style-name="Standard" style:list-style-name="L1">
      <style:paragraph-properties fo:margin-left="0in" fo:margin-right="0in" fo:text-indent="0in" style:auto-text-indent="false"/>
      <style:text-properties style:font-name="Public Sans" fo:font-size="12pt" fo:font-weight="normal" officeooo:rsid="001db16f" officeooo:paragraph-rsid="001db16f" style:font-size-asian="10.5pt" style:font-weight-asian="normal" style:font-size-complex="12pt" style:font-weight-complex="normal"/>
    </style:style>
    <style:style style:name="P6" style:family="paragraph" style:parent-style-name="Standard">
      <style:paragraph-properties fo:margin-left="0in" fo:margin-right="0in" fo:text-indent="0in" style:auto-text-indent="false"/>
      <style:text-properties style:font-name="Public Sans" fo:font-size="12pt" fo:font-weight="normal" officeooo:rsid="001db16f" officeooo:paragraph-rsid="001db16f" style:font-size-asian="10.5pt" style:font-weight-asian="normal" style:font-size-complex="12pt" style:font-weight-complex="normal"/>
    </style:style>
    <style:style style:name="P7" style:family="paragraph" style:parent-style-name="Standard" style:list-style-name="L1">
      <style:paragraph-properties fo:margin-left="0in" fo:margin-right="0in" fo:text-indent="0in" style:auto-text-indent="false"/>
      <style:text-properties style:font-name="Public Sans" fo:font-size="12pt" fo:font-weight="normal" officeooo:paragraph-rsid="001c8317" style:font-size-asian="10.5pt" style:font-weight-asian="normal" style:font-size-complex="12pt" style:font-weight-complex="normal"/>
    </style:style>
    <style:style style:name="P8" style:family="paragraph" style:parent-style-name="Standard" style:list-style-name="L1">
      <style:paragraph-properties fo:margin-left="0in" fo:margin-right="0in" fo:text-indent="0in" style:auto-text-indent="false"/>
      <style:text-properties style:font-name="Public Sans" fo:font-size="12pt" fo:font-weight="normal" officeooo:rsid="002633ac" officeooo:paragraph-rsid="002633ac" style:font-size-asian="10.5pt" style:font-weight-asian="normal" style:font-size-complex="12pt" style:font-weight-complex="normal"/>
    </style:style>
    <style:style style:name="P9" style:family="paragraph" style:parent-style-name="Standard">
      <style:paragraph-properties fo:margin-left="0in" fo:margin-right="0in" fo:text-indent="0in" style:auto-text-indent="false"/>
      <style:text-properties style:font-name="Public Sans" fo:font-size="12pt" fo:font-weight="normal" officeooo:rsid="00229687" officeooo:paragraph-rsid="00229687" style:font-size-asian="10.5pt" style:font-weight-asian="normal" style:font-size-complex="12pt" style:font-weight-complex="normal"/>
    </style:style>
    <style:style style:name="P10" style:family="paragraph" style:parent-style-name="Standard">
      <style:paragraph-properties fo:margin-left="0in" fo:margin-right="0in" fo:text-indent="0in" style:auto-text-indent="false"/>
      <style:text-properties style:font-name="Public Sans" fo:font-size="12pt" fo:font-style="normal" fo:font-weight="normal" officeooo:rsid="00214df0" officeooo:paragraph-rsid="00214df0" style:font-size-asian="10.5pt" style:font-style-asian="normal" style:font-weight-asian="normal" style:font-size-complex="12pt" style:font-style-complex="normal" style:font-weight-complex="normal"/>
    </style:style>
    <style:style style:name="P11" style:family="paragraph" style:parent-style-name="Table_20_Contents">
      <style:text-properties style:font-name="Public Sans" fo:font-size="12pt" officeooo:rsid="00269bc0" officeooo:paragraph-rsid="00269bc0" style:font-size-asian="12pt" style:font-size-complex="12pt"/>
    </style:style>
    <style:style style:name="P12" style:family="paragraph" style:parent-style-name="Table_20_Contents">
      <style:text-properties style:font-name="Public Sans" fo:font-size="12pt" officeooo:rsid="0029192b" officeooo:paragraph-rsid="0029192b" style:font-size-asian="12pt" style:font-size-complex="12pt"/>
    </style:style>
    <style:style style:name="P13" style:family="paragraph" style:parent-style-name="Table_20_Contents">
      <style:text-properties style:font-name="Public Sans" fo:font-size="12pt" style:font-size-asian="12pt" style:font-size-complex="12pt"/>
    </style:style>
    <style:style style:name="P14" style:family="paragraph" style:parent-style-name="Table_20_Contents">
      <style:text-properties style:font-name="Public Sans" fo:font-size="12pt" officeooo:rsid="002c9dd8" officeooo:paragraph-rsid="002c9dd8" style:font-size-asian="12pt" style:font-size-complex="12pt"/>
    </style:style>
    <style:style style:name="P15" style:family="paragraph" style:parent-style-name="Standard" style:list-style-name="L1">
      <style:paragraph-properties fo:margin-left="0in" fo:margin-right="0in" fo:text-indent="0in" style:auto-text-indent="false"/>
      <style:text-properties style:font-name="Public Sans" fo:font-size="14pt" fo:font-weight="bold" officeooo:paragraph-rsid="001db16f" style:font-size-asian="14pt" style:font-weight-asian="bold" style:font-size-complex="14pt" style:font-weight-complex="bold"/>
    </style:style>
    <style:style style:name="P16" style:family="paragraph" style:parent-style-name="Standard" style:list-style-name="L1">
      <style:paragraph-properties fo:margin-left="0in" fo:margin-right="0in" fo:text-indent="0in" style:auto-text-indent="false"/>
      <style:text-properties style:font-name="Public Sans" fo:font-size="12pt" fo:font-style="normal" fo:font-weight="normal" officeooo:rsid="002bf220" officeooo:paragraph-rsid="002bf220"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in" fo:margin-right="0in" fo:text-indent="0in" style:auto-text-indent="false"/>
      <style:text-properties style:font-name="Public Sans" fo:font-size="12pt" fo:font-style="normal" fo:font-weight="normal" officeooo:rsid="002bf220" officeooo:paragraph-rsid="002bf220" style:font-size-asian="10.5pt" style:font-style-asian="normal" style:font-weight-asian="normal" style:font-size-complex="12pt" style:font-style-complex="normal" style:font-weight-complex="normal"/>
    </style:style>
    <style:style style:name="P18" style:family="paragraph" style:parent-style-name="Standard">
      <style:paragraph-properties fo:margin-left="0in" fo:margin-right="0in" fo:text-indent="0in" style:auto-text-indent="false"/>
      <style:text-properties style:font-name="Public Sans" fo:font-size="12pt" fo:font-style="normal" fo:font-weight="normal" officeooo:rsid="002c9dd8" officeooo:paragraph-rsid="002c9dd8" style:font-size-asian="10.5pt" style:font-style-asian="normal" style:font-weight-asian="normal" style:font-size-complex="12pt" style:font-style-complex="normal" style:font-weight-complex="normal"/>
    </style:style>
    <style:style style:name="P19" style:family="paragraph" style:parent-style-name="Standard" style:list-style-name="L1">
      <style:paragraph-properties fo:margin-left="0in" fo:margin-right="0in" fo:text-indent="0in" style:auto-text-indent="false"/>
      <style:text-properties style:font-name="Public Sans" fo:font-size="12pt" fo:font-weight="normal" officeooo:rsid="0023a400" officeooo:paragraph-rsid="0023a400" style:font-size-asian="10.5pt" style:font-weight-asian="normal" style:font-size-complex="12pt" style:font-weight-complex="normal"/>
    </style:style>
    <style:style style:name="P20" style:family="paragraph" style:parent-style-name="Standard" style:list-style-name="L1">
      <style:paragraph-properties fo:margin-left="0in" fo:margin-right="0in" fo:text-indent="0in" style:auto-text-indent="false"/>
      <style:text-properties style:font-name="Public Sans" fo:font-size="14pt" fo:font-weight="bold" officeooo:paragraph-rsid="001f602e" style:font-size-asian="14pt" style:font-weight-asian="bold" style:font-size-complex="14pt" style:font-weight-complex="bold"/>
    </style:style>
    <style:style style:name="P21" style:family="paragraph" style:parent-style-name="Standard" style:list-style-name="L1">
      <style:paragraph-properties fo:margin-left="0in" fo:margin-right="0in" fo:text-indent="0in" style:auto-text-indent="false"/>
      <style:text-properties style:font-name="Public Sans" fo:font-size="14pt" fo:font-weight="bold" officeooo:rsid="001f602e" officeooo:paragraph-rsid="001f602e" style:font-size-asian="14pt" style:font-weight-asian="bold" style:font-size-complex="14pt" style:font-weight-complex="bold"/>
    </style:style>
    <style:style style:name="T1" style:family="text">
      <style:text-properties officeooo:rsid="001c8317"/>
    </style:style>
    <style:style style:name="T2" style:family="text">
      <style:text-properties officeooo:rsid="0027353f"/>
    </style:style>
    <style:style style:name="T3" style:family="text">
      <style:text-properties officeooo:rsid="002bf220"/>
    </style:style>
    <style:style style:name="T4" style:family="text">
      <style:text-properties officeooo:rsid="002c9dd8"/>
    </style:style>
    <style:style style:name="T5" style:family="text">
      <style:text-properties officeooo:rsid="002cf230"/>
    </style:style>
    <style:style style:name="T6" style:family="text">
      <style:text-properties officeooo:rsid="001f602e"/>
    </style:style>
    <style:style style:name="T7" style:family="text">
      <style:text-properties officeooo:rsid="0020df81"/>
    </style:style>
    <style:style style:name="T8" style:family="text">
      <style:text-properties officeooo:rsid="0023a400"/>
    </style:style>
    <style:style style:name="T9" style:family="text">
      <style:text-properties officeooo:rsid="00269bc0"/>
    </style:style>
    <style:style style:name="T10" style:family="text">
      <style:text-properties officeooo:rsid="002a266f"/>
    </style:style>
    <style:style style:name="T11" style:family="text">
      <style:text-properties officeooo:rsid="0024cb91"/>
    </style:style>
    <style:style style:name="T12" style:family="text">
      <style:text-properties fo:font-size="12pt" fo:font-weight="normal" officeooo:rsid="00207793" style:font-size-asian="12pt" style:font-weight-asian="normal" style:font-size-complex="12pt" style:font-weight-complex="normal"/>
    </style:style>
    <text:list-style style:name="L1">
      <text:list-level-style-number text:level="1" loext:num-list-format=" %1% " style:num-prefix=" " style:num-suffix=" "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U7851189 ENGN1211 DisCo (dancing) </text:span><text:span text:style-name="T2">Design Report</text:span></text:p>
      <text:list text:style-name="L1">
        <text:list-item>
          <text:p text:style-name="P2">Executive Summary</text:p>
          <text:p text:style-name="P3">The indigenous population of cape york have since recently been delegated back their land through legislation. This land however has some infrastructure deficiencies that need to be met <text:span text:style-name="T3">that currently arent </text:span><text:span text:style-name="T4">for the shared goal of </text:span>the local population liv<text:span text:style-name="T4">ing</text:span> <text:span text:style-name="T4">and thriving on country</text:span>. This report provides a basis understanding of the key stakeholders <text:s/><text:span text:style-name="T5">such as CfAT </text:span>involved, as well as a general overview of the factors that need to be considered when operating this project, <text:span text:style-name="T3">factors</text:span> like scale/magnitude and unique constraints <text:span text:style-name="T3">special to cape york</text:span>. The project specifically is energy storage, <text:span text:style-name="T3">energy storage which encapsulates the needs of at least all the indigenous community of cape york. </text:span><text:span text:style-name="T4">This includes </text:span><text:span text:style-name="T3">surge demand at certain peak hours. Energy creation is not important, and is not considered in this report, </text:span><text:span text:style-name="T4">although the type of energy created would have to be transferable/coincide with the energy storage system</text:span><text:span text:style-name="T3">. </text:span><text:span text:style-name="T4">As with any large scale project, there are many pitfalls and considerables, the scope of this project is quite vast, and perhaps multiple solutions need to be implemented. Rough calculations of scope have been formulated, they should not be used in any project plan, </text:span><text:span text:style-name="T5">or any sort of technical context</text:span><text:span text:style-name="T4">, other than to grasp scale and magnitude. </text:span><text:span text:style-name="T5">There is a strong focus on affordability and energy transportation. </text:span></text:p>
        </text:list-item>
        <text:list-item>
          <text:p text:style-name="P4">Project Scope</text:p>
          <text:list>
            <text:list-item>
              <text:p text:style-name="P4">Project Statement</text:p>
              <text:p text:style-name="P5"/>
              <text:p text:style-name="P5">Who: <text:span text:style-name="T6">Remote Indigenous communities</text:span></text:p>
              <text:p text:style-name="P5">What: <text:span text:style-name="T2">Supplying energy storage to these communities</text:span></text:p>
              <text:p text:style-name="P5">When: <text:span text:style-name="T2">Soon?</text:span><text:line-break/>Where: <text:span text:style-name="T2">Outstations in cape york</text:span><text:line-break/>Why: <text:span text:style-name="T2">It doesn’t make sense to give back these indigenous australians land, land which has been made worse, and then to dump them there with inadequate resources to live.</text:span></text:p>
            </text:list-item>
          </text:list>
        </text:list-item>
      </text:list>
      <text:p text:style-name="P6"/>
      <text:list text:continue-numbering="true" text:style-name="L1">
        <text:list-item>
          <text:list>
            <text:list-item>
              <text:p text:style-name="P2">Project Context <text:span text:style-name="T7">Do synthesis and stuff</text:span></text:p>
              <text:p text:style-name="P7">‘<text:span text:style-name="T8">synthesising’</text:span></text:p>
            </text:list-item>
            <text:list-item>
              <text:p text:style-name="P2">Stakeholder Analysis</text:p>
              <text:p text:style-name="P8">There are a lot of stakeholders. Actually. Just naming off the top, there are: The people funding this, CfAT is a non for profit ltd, they receive millions of dollars <text:a xlink:type="simple" xlink:href="https://static1.squarespace.com/static/5450868fe4b09b217330bb42/t/5c182e064fa51ae1a81c17a3/1545088571623/CATLtd+201718+Annual+Report+WEB.pdf#:~:text=Partnerships%20with%20external%20parties%20and%20commercial%20companies,strong%20Governance%20and%20leadership%20from%20the%20Board" text:style-name="Internet_20_link" text:visited-style-name="Visited_20_Internet_20_Link">https://static1.squarespace.com/static/5450868fe4b09b217330bb42/t/5c182e064fa51ae1a81c17a3/1545088571623/CATLtd+2017%EF%80%A218+Annual+Report+WEB.pdf#:~:text=Partnerships%20with%20external%20parties%20and%20commercial%20companies,strong%20Governance%20and%20leadership%20from%20the%20Board</text:a>. In funding per year, get much of their money from government grants, theoretically all of australia is a stakeholder, since we all contribute our tax dollars to this foundation. The solution we choose, we will likely be obtaining and outsourcing much of <text:span text:style-name="T9">our production and operations, their interests align with our funding and money. Speaking of funding, the government is connected closely to CfAT, they are stakeholders in this project as well. This may or may not involve many of </text:span><text:soft-page-break/><text:span text:style-name="T9">the non indigenous population of cape york as well, they likely will benefit from our project. But overall there are three overwhelming stakeholders.</text:span></text:p>
            </text:list-item>
          </text:list>
        </text:list-item>
      </text:list>
      <text:p text:style-name="P9">The actual 3: CfAT , the cape york indigenous and MEEE YESSIR YESSIR <text:span text:style-name="T9">(the design team)</text:span></text:p>
      <text:p text:style-name="P10"/>
      <text:p text:style-name="P10"/>
      <text:list text:continue-numbering="true" text:style-name="L1">
        <text:list-item>
          <text:list>
            <text:list-item>
              <text:p text:style-name="P2">Constraints and External Factors</text:p>
            </text:list-item>
          </text:list>
        </text:list-item>
      </text:list>
      <table:table table:name="Constraintsandstuf" table:style-name="Constraintsandstuf">
        <table:table-column table:style-name="Constraintsandstuf.A"/>
        <table:table-column table:style-name="Constraintsandstuf.B"/>
        <table:table-row>
          <table:table-cell table:style-name="Constraintsandstuf.A1" office:value-type="string">
            <text:p text:style-name="P11">Constraints</text:p>
          </table:table-cell>
          <table:table-cell table:style-name="Constraintsandstuf.A1" office:value-type="string">
            <text:p text:style-name="P11">External Factors</text:p>
          </table:table-cell>
        </table:table-row>
        <table:table-row table:style-name="Constraintsandstuf.2">
          <table:table-cell table:style-name="Constraintsandstuf.A1" office:value-type="string">
            <text:p text:style-name="P12">There I much constraint on electrical storage in queensland. And batteries in general.</text:p>
            <text:p text:style-name="P12"/>
            <text:p text:style-name="P12">There is a need for licensed workers. In a remote place like cape york, finding licensed capable technicians might be an issue. Furthermore, there is a disconnect between 8% bachelors in cape york, and 26% all around australia, its just a product of rurality.</text:p>
          </table:table-cell>
          <table:table-cell table:style-name="Constraintsandstuf.A1" office:value-type="string">
            <text:p text:style-name="P13">median weekly household income in Cape York is 1,063 dwellings where at least one person is Aboriginal and/or Torres Strait Islander in Cape York, the median weekly income drops even further to $909.</text:p>
            <text:p text:style-name="P12">Naitonal average is 1746. This indicates a high amount of economic stress for this part of the country, the costs on the citizens can not be over idk X amount. I’ll ninja phyiscs this shit later</text:p>
            <text:p text:style-name="P12"/>
            <text:p text:style-name="P12">High amount of indigenous population, like way higher, national average is like single digit percent, while indigenous is like 45%<text:line-break/><text:line-break/><text:span text:style-name="T10">Weather bad, in 2023 there was a 6 month operational stop for a project cause the rain was too much, the energy storage system would have to handle, if not weather conditions, but 6 month stops cause of these weather conditions. So building it and stuff</text:span></text:p>
            <text:p text:style-name="P12"/>
            <text:p text:style-name="P14">There is no unified energy grid.</text:p>
          </table:table-cell>
        </table:table-row>
      </table:table>
      <text:list text:continue-numbering="true" text:style-name="L1">
        <text:list-item>
          <text:list>
            <text:list-header>
              <text:p text:style-name="P2"/>
            </text:list-header>
          </text:list>
        </text:list-item>
        <text:list-item>
          <text:p text:style-name="P15">Requirements Identification</text:p>
          <text:p text:style-name="P16">The external factors and stuff are above, but heres what needs to be considered.</text:p>
        </text:list-item>
      </text:list>
      <text:p text:style-name="P17">The build needs to be carefully considered and planned. The tohoku earthquake happened in japane as they were building tokyo tower, and it withstood, for all problems, the build has to be considered, like tokyo tower, instead of earthquakes, stuff like floods and water hazards has to be taken into account, all stages of the project need to withstand a few months of rain (like olkawa)</text:p>
      <text:p text:style-name="P17"/>
      <text:p text:style-name="P17">Post build it needs to handle the same amount of months of untouched operation, without support/minimal support.</text:p>
      <text:p text:style-name="P17"/>
      <text:p text:style-name="P17">It needs to have a cheap operational cost, , since the citizens cannot bear the load [NINJA PHYSICS THE OPERATIONAL COST]. Upfront costs are fine, they can be handled by the government and grants.</text:p>
      <text:p text:style-name="P17"/>
      <text:p text:style-name="P18"><text:soft-page-break/>There is no energy grid, and for the scope of this report, taking into account connecting to the australian energy grid isn’t a considerable factor. The energy storage system would either be stored in highly transportable energy amounts, or be scattered, in some of the major points of stuff like ergon across the area.</text:p>
      <text:list text:continue-numbering="true" text:style-name="L1">
        <text:list-item>
          <text:p text:style-name="P15">References</text:p>
          <text:p text:style-name="P19">Harvard + <text:span text:style-name="T11">mybib</text:span></text:p>
        </text:list-item>
        <text:list-item>
          <text:p text:style-name="P20">Appendix (if applicable)</text:p>
        </text:list-item>
        <text:list-item>
          <text:p text:style-name="P21">Random Shit<text:line-break/><text:span text:style-name="T12">Cape york is coastal</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oretic Sans" svg:font-family="'Aporetic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ublic Sans" svg:font-family="'Public Sans'"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6T17:21:31.830345979</meta:creation-date>
    <meta:generator>LibreOffice/25.2.6.2$Linux_X86_64 LibreOffice_project/520$Build-2</meta:generator>
    <dc:date>2026-03-19T15:02:37.867912843</dc:date>
    <meta:editing-duration>PT1H36M7S</meta:editing-duration>
    <meta:editing-cycles>8</meta:editing-cycles>
    <meta:document-statistic meta:table-count="1" meta:image-count="0" meta:object-count="0" meta:page-count="3" meta:paragraph-count="32" meta:word-count="844" meta:character-count="5425" meta:non-whitespace-character-count="4600"/>
  </office:meta>
</office:document-meta>
</file>